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DefinitionBuilderContext.WidgetDefinitionBuilderContext( Library lib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BuilderContext.WidgetDefinitionBuilderContext( WidgetDefinitionBuilder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BuilderContext.getSuper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BuilderContext.setSuperDefinition( Widget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BuilderContext.getLocal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